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02:58:12.173000000</dc:date>
    <meta:editing-duration>P8DT16H24M1S</meta:editing-duration>
    <meta:editing-cycles>706</meta:editing-cycles>
    <meta:generator>LibreOffice/7.1.2.2$Windows_X86_64 LibreOffice_project/8a45595d069ef5570103caea1b71cc9d82b2aae4</meta:generator>
    <meta:document-statistic meta:table-count="3" meta:cell-count="347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